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officeooo:rsid="001f5421" officeooo:paragraph-rsid="001f5421"/>
    </style:style>
    <style:style style:name="P5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6" style:family="paragraph" style:parent-style-name="Standard">
      <style:text-properties officeooo:rsid="0021a975" officeooo:paragraph-rsid="0021a975"/>
    </style:style>
    <style:style style:name="P7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t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3"/>
      <text:p text:style-name="P3"><text:soft-page-break/></text:p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4"><text:tab/><text:tab/>.- 7 <text:s text:c="4"/>– <text:s/>días a descargar <text:s/></text:p>
      <text:p text:style-name="P4"/>
      <text:p text:style-name="P7">Post-Instalación.</text:p>
      <text:p text:style-name="P6"/>
      <text:p text:style-name="P4">.- <text:span text:style-name="T5">La descarga por defecto esta programada para todos los días a las 7 de la mañana.</text:span></text:p>
      <text:p text:style-name="P4">.- <text:span text:style-name="T5">Después de la instalación con lista de canales tienen que añadir la red/es nuevas creadas en los Adaptadores TV.</text:span></text:p>
      <text:p text:style-name="P4">.- <text:span text:style-name="T5">En LibreElec tienen que activar el grabber en tvheadend.</text:span></text:p>
      <text:p text:style-name="P4">.- <text:span text:style-name="T5">Las listas iptv no se mapean a Canales solas, tienen que ir a Muxes y mapear los canal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18T09:42:16.735859413</dc:date>
    <meta:editing-duration>PT10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285" meta:character-count="1942" meta:non-whitespace-character-count="1538"/>
  </office:meta>
</office:document-meta>
</file>